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Project Opename (ON): MVP UX and Visual Strategy</text:h>
      <text:p>This document outlines the UX principles, branding tone, and functional logic of the Project Opename MVP. It now includes the updated Function/Prime Directive avatar selection flow.</text:p>
      <text:h text:outline-level="2">New UX Mockup: Function &amp; Avatar Selection</text:h>
      <text:p>Users begin by describing their work function and prime directive, creating an alien avatar identity and a fun pseudonym.</text:p>
      <text:p>[INSERT Function_Avatar_Selection_Mockup.png HERE]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